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78AA80B6EBEAC583.png" manifest:media-type="image/png"/>
  <manifest:file-entry manifest:full-path="Pictures/10000000000001C2000000F766FEDB1EF6809C5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text-underline-style="none" fo:font-weight="normal" officeooo:rsid="0043e711" officeooo:paragraph-rsid="0045fbec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text-underline-style="none" fo:font-weight="normal" officeooo:rsid="0043e711" officeooo:paragraph-rsid="0047b1de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text-underline-style="none" fo:font-weight="normal" officeooo:rsid="0045fbec" officeooo:paragraph-rsid="0045fbec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469ca8" officeooo:paragraph-rsid="00469ca8" style:font-weight-asian="bold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9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itulo">
      <style:text-properties officeooo:paragraph-rsid="00395921"/>
    </style:style>
    <style:style style:name="P22" style:family="paragraph" style:parent-style-name="Notas_20_Informativas">
      <style:paragraph-properties fo:text-align="justify" style:justify-single-word="false"/>
      <style:text-properties style:text-underline-style="none" fo:font-weight="normal" officeooo:rsid="0045fbec" officeooo:paragraph-rsid="0045fbec" style:font-weight-asian="normal" style:font-weight-complex="normal"/>
    </style:style>
    <style:style style:name="P2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7b1de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style:font-name="Calibri1" fo:font-size="12pt" officeooo:rsid="0013cf67" style:font-size-asian="12pt" style:font-size-complex="12pt"/>
    </style:style>
    <style:style style:name="T10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1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1" fo:font-size="24pt" fo:font-weight="bold" officeooo:rsid="003fdb3c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1" fo:font-size="24pt" fo:font-weight="bold" officeooo:rsid="00469ca8" style:font-size-asian="24pt" style:font-weight-asian="bold" style:font-size-complex="24pt" style:font-weight-complex="bold"/>
    </style:style>
    <style:style style:name="T14" style:family="text">
      <style:text-properties officeooo:rsid="003bef7a"/>
    </style:style>
    <style:style style:name="T15" style:family="text">
      <style:text-properties officeooo:rsid="00469ca8"/>
    </style:style>
    <style:style style:name="T16" style:family="text">
      <style:text-properties officeooo:rsid="0047b1d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15" text:name="NumeroTema"/>
        <text:user-field-decl office:value-type="string" office:string-value="Ampliando Vue 2. Firebase, Nuxt y Quasar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4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66FEDB1EF6809C5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0">TEMA </text:span><text:span text:style-name="T12">1</text:span><text:span text:style-name="T13">5</text:span><text:span text:style-name="T10"> – </text:span><text:span text:style-name="T11">ACTIVIDAD 1 </text:span></text:p>
      <text:p text:style-name="P9"><text:span text:style-name="T11">(No evaluable)</text:span><text:span text:style-name="T10">.</text:span></text:p>
      <text:p text:style-name="P7"><text:user-field-get text:name="Tema">Ampliando Vue 2. Firebase, Nuxt y Quasar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8">Sergio García Barea</text:p>
      <text:p text:style-name="P17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20">201<text:span text:style-name="T14">8</text:span>/201<text:span text:style-name="T14">9</text:span></text:p>
      <text:p text:style-name="P19"><text:tab/><text:tab/><text:tab/><text:tab/><text:tab/><text:tab/><text:tab/><text:tab/><text:tab/><text:soft-page-break/><text:tab/>Versión:<text:date style:data-style-name="N104" text:date-value="2018-12-23T12:21:10.617744117">181223</text:date>.<text:time style:data-style-name="N105" text:time-value="2018-12-23T12:21:10.618295436">1220</text:time> </text:p>
      <text:p text:style-name="P3"/>
      <text:p text:style-name="P10">Licencia</text:p>
      <text:p text:style-name="Standard"/>
      <text:p text:style-name="P16"><draw:frame draw:style-name="fr3" draw:name="gráficos3" text:anchor-type="paragraph" svg:x="0.741cm" svg:y="0cm" svg:width="2cm" svg:height="0.7cm" draw:z-index="2"><draw:image xlink:href="Pictures/10000000000000760000002978AA80B6EBEAC583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5"/>
      <text:p text:style-name="Notas_20_Informativas"><text:span text:style-name="T3"> </text:span>Atención</text:p>
      <text:p text:style-name="P15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3">1. Boletín de ejercicios<text:tab/>3</text:p>
        </text:index-body>
      </text:table-of-content>
      <text:p text:style-name="Standard"/>
      <text:p text:style-name="P25"/>
      <text:p text:style-name="Standard"/>
      <text:p text:style-name="Standard"/>
      <text:p text:style-name="P21">UD<text:user-field-get text:name="NumeroTema">15</text:user-field-get>. <text:user-field-get text:name="Tema">Ampliando Vue 2. Firebase, Nuxt y Quasar</text:user-field-get></text:p>
      <text:h text:style-name="P26" text:outline-level="1">Boletín de ejercicios </text:h>
      <text:p text:style-name="P22"><text:span text:style-name="T3"> </text:span>Estos ejercicios son avanzados y requieren investigación. Comparte en el foro tus dudas y tus avances.</text:p>
      <text:p text:style-name="P12"><text:span text:style-name="T4">1) </text:span><text:span text:style-name="T16">Sigue este video para realizar una aplicación básica paso a paso con Quasar </text:span><text:a xlink:type="simple" xlink:href="https://www.youtube.com/watch?v=3mvPAgplDXA" text:style-name="Internet_20_link" text:visited-style-name="Visited_20_Internet_20_Link">https://www.youtube.com/watch?v=3mvPAgplDXA</text:a></text:p>
      <text:p text:style-name="P12"><text:span text:style-name="T5">2)</text:span><text:span text:style-name="T16"> Utiliza Quasar para generar ejecutables en Cordova y Electron de los ejemplos presentados en la UD 14.</text:span></text:p>
      <text:p text:style-name="P11"><text:span text:style-name="T5">3- Ampliación</text:span><text:span text:style-name="T4">)</text:span> <text:span text:style-name="T15">Haz funcionar el ejemplo proporcionado de Nuxt en tu máquina. ¿Que diferencias observas entre el código que ve el cliente con Vue 2 y el que ve con Nuxt? ¿Cuando es mejor usar Nuxt que Vue 2?</text:span></text:p>
      <text:p text:style-name="P14">Comparte tus dudas y observaciones en el foro.</text:p>
      <text:p text:style-name="P13"><text:span text:style-name="T5">4</text:span><text:span text:style-name="T4">- Ampliación)</text:span> Usando lo aprendido con el ejemplo </text:p>
      <text:p text:style-name="P13"><text:a xlink:type="simple" xlink:href="https://github.com/sergarb1/vuejs2/tree/master/lista-de-tareas-firebase" text:style-name="Internet_20_link" text:visited-style-name="Visited_20_Internet_20_Link">https://github.com/sergarb1/vuejs2/tree/master/lista-de-tareas-firebase</text:a></text:p>
      <text:p text:style-name="P13">Modif<text:span text:style-name="T15">i</text:span>ca el ejemplo </text:p>
      <text:p text:style-name="P13"><text:a xlink:type="simple" xlink:href="https://github.com/sergarb1/vuejs2/tree/master/simulacion-de-chat-entre-dos-usuarios" text:style-name="Internet_20_link" text:visited-style-name="Visited_20_Internet_20_Link">https://github.com/sergarb1/vuejs2/tree/master/simulacion-de-chat-entre-dos-usuarios</text:a></text:p>
      <text:p text:style-name="P13">con el fin de que el chat se guarde en Firebase y sea permanente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5" text:name="NumeroTema"/>
          <text:user-field-decl office:value-type="string" office:string-value="Ampliando Vue 2. Firebase, Nuxt y Quasar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5</text:user-field-get></text:span><text:span text:style-name="MT1">. </text:span><text:span text:style-name="MT1"><text:user-field-get text:name="Tema">Ampliando Vue 2. Firebase, Nuxt y Quasar</text:user-field-get></text:span></text:p>
      </style:header>
      <style:footer>
        <text:user-field-decls>
          <text:user-field-decl office:value-type="string" office:string-value="15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5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2H29M51S</meta:editing-duration>
    <meta:editing-cycles>40</meta:editing-cycles>
    <meta:generator>LibreOffice/6.0.7.3$Linux_X86_64 LibreOffice_project/00m0$Build-3</meta:generator>
    <dc:title>Plantilla CEED</dc:title>
    <dc:date>2018-12-23T12:21:10.301492992</dc:date>
    <meta:document-statistic meta:table-count="0" meta:image-count="2" meta:object-count="0" meta:page-count="3" meta:paragraph-count="34" meta:word-count="260" meta:character-count="1785" meta:non-whitespace-character-count="1534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